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2f2a99" officeooo:paragraph-rsid="002f2a99"/>
    </style:style>
    <style:style style:name="P2" style:family="paragraph" style:parent-style-name="Standard">
      <style:paragraph-properties fo:text-align="justify" style:justify-single-word="false"/>
      <style:text-properties style:font-name="Times New Roman" officeooo:rsid="0009abc3" officeooo:paragraph-rsid="0009abc3"/>
    </style:style>
    <style:style style:name="P3" style:family="paragraph" style:parent-style-name="Standard">
      <style:paragraph-properties fo:text-align="justify" style:justify-single-word="false"/>
      <style:text-properties style:font-name="Times New Roman" officeooo:rsid="000fe57e" officeooo:paragraph-rsid="000fe57e"/>
    </style:style>
    <style:style style:name="P4" style:family="paragraph" style:parent-style-name="Standard">
      <style:paragraph-properties fo:text-align="justify" style:justify-single-word="false"/>
      <style:text-properties style:font-name="Times New Roman" officeooo:rsid="000fe57e" officeooo:paragraph-rsid="0011d095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rsid="00180c3a" officeooo:paragraph-rsid="00180c3a"/>
    </style:style>
    <style:style style:name="P6" style:family="paragraph" style:parent-style-name="Standard">
      <style:paragraph-properties fo:text-align="justify" style:justify-single-word="false"/>
      <style:text-properties style:font-name="Times New Roman" officeooo:rsid="00134e4d" officeooo:paragraph-rsid="00134e4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weight="bold" officeooo:rsid="000c126e" officeooo:paragraph-rsid="000aa72a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weight="bold" officeooo:rsid="00265954" officeooo:paragraph-rsid="00265954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weight="normal" officeooo:rsid="0038af43" officeooo:paragraph-rsid="00369506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369506" officeooo:paragraph-rsid="00369506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44416f" officeooo:paragraph-rsid="0044416f" style:font-weight-asian="bold" style:font-weight-complex="bold"/>
    </style:style>
    <style:style style:name="P12" style:family="paragraph" style:parent-style-name="Standard" style:list-style-name="L1">
      <style:paragraph-properties fo:text-align="justify" style:justify-single-word="false"/>
      <style:text-properties officeooo:paragraph-rsid="00433702"/>
    </style:style>
    <style:style style:name="P13" style:family="paragraph" style:parent-style-name="Standard" style:list-style-name="L2">
      <style:paragraph-properties fo:text-align="justify" style:justify-single-word="false"/>
      <style:text-properties officeooo:paragraph-rsid="00348ffb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45c522" officeooo:paragraph-rsid="0045c522"/>
    </style:style>
    <style:style style:name="P15" style:family="paragraph" style:parent-style-name="Standard" style:list-style-name="L2">
      <style:paragraph-properties fo:text-align="justify" style:justify-single-word="false"/>
      <style:text-properties officeooo:rsid="002f2a99" officeooo:paragraph-rsid="003ce93d"/>
    </style:style>
    <style:style style:name="P16" style:family="paragraph" style:parent-style-name="Standard" style:list-style-name="L3">
      <style:paragraph-properties fo:text-align="justify" style:justify-single-word="false"/>
      <style:text-properties fo:font-weight="bold" officeooo:rsid="0044416f" officeooo:paragraph-rsid="0044416f" style:font-weight-asian="bold" style:font-weight-complex="bold"/>
    </style:style>
    <style:style style:name="P17" style:family="paragraph" style:parent-style-name="Standard" style:list-style-name="L3">
      <style:paragraph-properties fo:text-align="justify" style:justify-single-word="false"/>
      <style:text-properties fo:font-weight="bold" officeooo:rsid="0044416f" officeooo:paragraph-rsid="004a5f4a" style:font-weight-asian="bold" style:font-weight-complex="bold"/>
    </style:style>
    <style:style style:name="P18" style:family="paragraph" style:parent-style-name="Standard" style:list-style-name="L3">
      <style:paragraph-properties fo:text-align="justify" style:justify-single-word="false"/>
      <style:text-properties fo:font-weight="normal" officeooo:rsid="0044416f" officeooo:paragraph-rsid="0044416f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80c3a"/>
    </style:style>
    <style:style style:name="T3" style:family="text">
      <style:text-properties fo:language="ru" fo:country="RU" officeooo:rsid="0023b8d2"/>
    </style:style>
    <style:style style:name="T4" style:family="text">
      <style:text-properties fo:language="ru" fo:country="RU" officeooo:rsid="0039a85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11d095"/>
    </style:style>
    <style:style style:name="T7" style:family="text">
      <style:text-properties officeooo:rsid="00180c3a"/>
    </style:style>
    <style:style style:name="T8" style:family="text">
      <style:text-properties officeooo:rsid="00265954"/>
    </style:style>
    <style:style style:name="T9" style:family="text">
      <style:text-properties officeooo:rsid="002ab4b2"/>
    </style:style>
    <style:style style:name="T10" style:family="text">
      <style:text-properties officeooo:rsid="002f2a99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f2a99" style:font-weight-asian="normal" style:font-weight-complex="normal"/>
    </style:style>
    <style:style style:name="T13" style:family="text">
      <style:text-properties fo:font-weight="normal" officeooo:rsid="003ada00" style:font-weight-asian="normal" style:font-weight-complex="normal"/>
    </style:style>
    <style:style style:name="T14" style:family="text">
      <style:text-properties fo:font-weight="normal" officeooo:rsid="003ba011" style:font-weight-asian="normal" style:font-weight-complex="normal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weight="normal" style:font-weight-asian="normal" style:font-weight-complex="normal"/>
    </style:style>
    <style:style style:name="T17" style:family="text">
      <style:text-properties style:font-name="Times New Roman" fo:font-weight="normal" officeooo:rsid="002f2a99" style:font-weight-asian="normal" style:font-weight-complex="normal"/>
    </style:style>
    <style:style style:name="T18" style:family="text">
      <style:text-properties style:font-name="Times New Roman" fo:font-weight="normal" officeooo:rsid="00369506" style:font-weight-asian="normal" style:font-weight-complex="normal"/>
    </style:style>
    <style:style style:name="T19" style:family="text">
      <style:text-properties style:font-name="Times New Roman" fo:font-weight="normal" officeooo:rsid="0037039c" style:font-weight-asian="normal" style:font-weight-complex="normal"/>
    </style:style>
    <style:style style:name="T20" style:family="text">
      <style:text-properties style:font-name="Times New Roman" fo:font-weight="normal" officeooo:rsid="0038af43" style:font-weight-asian="normal" style:font-weight-complex="normal"/>
    </style:style>
    <style:style style:name="T21" style:family="text">
      <style:text-properties style:font-name="Times New Roman" fo:font-weight="normal" officeooo:rsid="002999f6" style:font-weight-asian="normal" style:font-weight-complex="normal"/>
    </style:style>
    <style:style style:name="T22" style:family="text">
      <style:text-properties style:font-name="Times New Roman" fo:font-weight="normal" officeooo:rsid="004a1e4d" style:font-weight-asian="normal" style:font-weight-complex="normal"/>
    </style:style>
    <style:style style:name="T23" style:family="text">
      <style:text-properties style:font-name="Times New Roman" fo:font-weight="normal" officeooo:rsid="001e2131" style:font-weight-asian="normal" style:font-weight-complex="normal"/>
    </style:style>
    <style:style style:name="T24" style:family="text">
      <style:text-properties style:font-name="Times New Roman" fo:font-weight="normal" officeooo:rsid="001fe943" style:font-weight-asian="normal" style:font-weight-complex="normal"/>
    </style:style>
    <style:style style:name="T25" style:family="text">
      <style:text-properties style:font-name="Times New Roman" style:text-underline-style="solid" style:text-underline-width="auto" style:text-underline-color="font-color"/>
    </style:style>
    <style:style style:name="T26" style:family="text">
      <style:text-properties style:font-name="Times New Roman" style:text-underline-style="solid" style:text-underline-width="auto" style:text-underline-color="font-color" fo:font-weight="normal" style:font-weight-asian="normal" style:font-weight-complex="normal"/>
    </style:style>
    <style:style style:name="T27" style:family="text">
      <style:text-properties style:font-name="Times New Roman" style:text-underline-style="solid" style:text-underline-width="auto" style:text-underline-color="font-color" fo:font-weight="normal" officeooo:rsid="002f2a99" style:font-weight-asian="normal" style:font-weight-complex="normal"/>
    </style:style>
    <style:style style:name="T28" style:family="text">
      <style:text-properties style:font-name="Times New Roman" style:text-underline-style="solid" style:text-underline-width="auto" style:text-underline-color="font-color" fo:font-weight="normal" officeooo:rsid="0031b314" style:font-weight-asian="normal" style:font-weight-complex="normal"/>
    </style:style>
    <style:style style:name="T29" style:family="text">
      <style:text-properties style:font-name="Times New Roman" style:text-underline-style="solid" style:text-underline-width="auto" style:text-underline-color="font-color" fo:font-weight="normal" officeooo:rsid="002ef5ae" style:font-weight-asian="normal" style:font-weight-complex="normal"/>
    </style:style>
    <style:style style:name="T30" style:family="text">
      <style:text-properties style:font-name="Times New Roman" style:text-underline-style="solid" style:text-underline-width="auto" style:text-underline-color="font-color" fo:font-weight="normal" officeooo:rsid="001fe943" style:font-weight-asian="normal" style:font-weight-complex="normal"/>
    </style:style>
    <style:style style:name="T31" style:family="text">
      <style:text-properties style:font-name="Times New Roman" style:text-underline-style="solid" style:text-underline-width="auto" style:text-underline-color="font-color" officeooo:rsid="000a9bdc"/>
    </style:style>
    <style:style style:name="T32" style:family="text">
      <style:text-properties style:font-name="Times New Roman" style:text-underline-style="none"/>
    </style:style>
    <style:style style:name="T33" style:family="text">
      <style:text-properties style:font-name="Times New Roman" style:text-underline-style="none" fo:font-weight="normal" officeooo:rsid="002f2a99" style:font-weight-asian="normal" style:font-weight-complex="normal"/>
    </style:style>
    <style:style style:name="T34" style:family="text">
      <style:text-properties style:font-name="Times New Roman" style:text-underline-style="none" fo:font-weight="normal" officeooo:rsid="0031b314" style:font-weight-asian="normal" style:font-weight-complex="normal"/>
    </style:style>
    <style:style style:name="T35" style:family="text">
      <style:text-properties style:font-name="Times New Roman" style:text-underline-style="none" fo:font-weight="normal" officeooo:rsid="00265954" style:font-weight-asian="normal" style:font-weight-complex="normal"/>
    </style:style>
    <style:style style:name="T36" style:family="text">
      <style:text-properties style:font-name="Times New Roman" style:text-underline-style="none" fo:font-weight="normal" officeooo:rsid="00348ffb" style:font-weight-asian="normal" style:font-weight-complex="normal"/>
    </style:style>
    <style:style style:name="T37" style:family="text">
      <style:text-properties style:font-name="Times New Roman" style:text-underline-style="none" fo:font-weight="normal" officeooo:rsid="0037039c" style:font-weight-asian="normal" style:font-weight-complex="normal"/>
    </style:style>
    <style:style style:name="T38" style:family="text">
      <style:text-properties style:font-name="Times New Roman" style:text-underline-style="none" fo:font-weight="normal" officeooo:rsid="003ce93d" style:font-weight-asian="normal" style:font-weight-complex="normal"/>
    </style:style>
    <style:style style:name="T39" style:family="text">
      <style:text-properties style:font-name="Times New Roman" style:text-underline-style="none" officeooo:rsid="000a9bdc"/>
    </style:style>
    <style:style style:name="T40" style:family="text">
      <style:text-properties style:font-name="Times New Roman" style:text-underline-style="none" officeooo:rsid="001a7cc6"/>
    </style:style>
    <style:style style:name="T41" style:family="text">
      <style:text-properties style:font-name="Times New Roman" officeooo:rsid="000a9bdc"/>
    </style:style>
    <style:style style:name="T42" style:family="text">
      <style:text-properties style:font-name="Times New Roman" officeooo:rsid="0026b3d9"/>
    </style:style>
    <style:style style:name="T43" style:family="text">
      <style:text-properties style:font-name="Times New Roman" officeooo:rsid="00265954"/>
    </style:style>
    <style:style style:name="T44" style:family="text">
      <style:text-properties style:font-name="Times New Roman" officeooo:rsid="00348ffb"/>
    </style:style>
    <style:style style:name="T45" style:family="text">
      <style:text-properties style:font-name="Times New Roman" officeooo:rsid="002999f6"/>
    </style:style>
    <style:style style:name="T46" style:family="text">
      <style:text-properties style:font-name="Times New Roman" officeooo:rsid="001e2131"/>
    </style:style>
    <style:style style:name="T47" style:family="text">
      <style:text-properties style:font-name="Times New Roman" officeooo:rsid="001fe943"/>
    </style:style>
    <style:style style:name="T48" style:family="text">
      <style:text-properties style:font-name="Times New Roman" fo:language="ru" fo:country="RU" style:text-underline-style="none" officeooo:rsid="0038af43"/>
    </style:style>
    <style:style style:name="T49" style:family="text">
      <style:text-properties style:font-name="Times New Roman" fo:language="ru" fo:country="RU" style:text-underline-style="none" fo:font-weight="normal" officeooo:rsid="0038af43" style:font-weight-asian="normal" style:font-weight-complex="normal"/>
    </style:style>
    <style:style style:name="T50" style:family="text">
      <style:text-properties style:font-name="Times New Roman" fo:language="ru" fo:country="RU" officeooo:rsid="0045c522"/>
    </style:style>
    <style:style style:name="T51" style:family="text">
      <style:text-properties style:font-name="Times New Roman" fo:language="ru" fo:country="RU" fo:font-weight="normal" officeooo:rsid="0045c522" style:font-weight-asian="normal" style:font-weight-complex="normal"/>
    </style:style>
    <style:style style:name="T52" style:family="text">
      <style:text-properties style:font-name="Times New Roman" officeooo:rsid="004a1e4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База данных ателье</text:p>
      <text:p text:style-name="P2"/>
      <text:p text:style-name="P3">Описание предметной области:</text:p>
      <text:p text:style-name="P4"><text:tab/>Заказчиком базы данных и прикладного приложения — <text:span text:style-name="T7">бот для</text:span><text:span text:style-name="T2"> Telegram –</text:span><text:span text:style-name="T1"> </text:span>является некоторое ателье. Ателье занимается пошивом <text:span text:style-name="T6">и ремонтом одежды</text:span>. <text:span text:style-name="T7">Пользователями являются клиент, работник и администратор</text:span>.</text:p>
      <text:p text:style-name="P5"><text:tab/>Клиенты имеют возможность просматривать все или активные на данный момент заказы, <text:span text:style-name="T8">а также формировать требовани</text:span><text:span text:style-name="T9">я, например,</text:span><text:span text:style-name="T8"> об ускорении выполнения заказа за дополнительную плату</text:span>.</text:p>
      <text:p text:style-name="P5"><text:tab/>Работники имеют возможность добавлять заказ и изменять его состояние, <text:span text:style-name="T8">а также отвечать на поступившие запросы от клиентов </text:span><text:span text:style-name="T10">либо отказом, либо подтверждением с установлением размера дополнительной платы</text:span>.</text:p>
      <text:p text:style-name="P5"><text:tab/>Администратор, <text:span text:style-name="T8">помимо возможностей работника,</text:span> имеет возможность добавлять <text:span text:style-name="T3">пользователей </text:span><text:span text:style-name="T4">БД</text:span><text:span text:style-name="T3">.</text:span></text:p>
      <text:p text:style-name="P2"/>
      <text:p text:style-name="P6">Выделение основных <text:span text:style-name="T10">отношений</text:span>:</text:p>
      <text:list xml:id="list2638525438" text:style-name="L1">
        <text:list-item>
          <text:p text:style-name="P12"><text:span text:style-name="T41">Заказ (</text:span><text:span text:style-name="T31">Номер</text:span><text:span text:style-name="T39">, </text:span><text:span text:style-name="T40">Клиент</text:span><text:span text:style-name="T39">,</text:span><text:span text:style-name="T41"> </text:span><text:span text:style-name="T42">Исполнитель</text:span><text:span text:style-name="T41">, Описание, Цена, </text:span><text:span text:style-name="T43">Состояние, Время_начала, Время_последнего_изменения_состояния, </text:span><text:span text:style-name="T44">Время_завершения</text:span><text:span text:style-name="T43">, </text:span><text:span text:style-name="T45">Доп_требования</text:span><text:span text:style-name="T41">);</text:span></text:p>
        </text:list-item>
        <text:list-item>
          <text:p text:style-name="P12"><text:span text:style-name="T50">Клиент</text:span><text:span text:style-name="T46"> (</text:span><text:span text:style-name="T29">И</text:span><text:span text:style-name="T30">д</text:span><text:span text:style-name="T46">, имя, фамилия, </text:span><text:span text:style-name="T47">номер_телефона, </text:span><text:span text:style-name="T48">тг_имя_пользователя, ид_чата</text:span><text:span text:style-name="T46">);</text:span></text:p>
        </text:list-item>
        <text:list-item>
          <text:p text:style-name="P14"><text:span text:style-name="T52">Работник</text:span><text:span text:style-name="T15"> (</text:span><text:span text:style-name="T25">Ид</text:span><text:span text:style-name="T32">, роль, имя, фамилия, номер_телефона, тг_имя_пользователя, ид_чата</text:span><text:span text:style-name="T15">).</text:span></text:p>
        </text:list-item>
      </text:list>
      <text:p text:style-name="P7"/>
      <text:p text:style-name="P8">1НФ.<text:span text:style-name="T11"> </text:span><text:span text:style-name="T12">Первая нормальная форма требует а</text:span><text:span text:style-name="T13">т</text:span><text:span text:style-name="T12">ома</text:span><text:span text:style-name="T14">р</text:span><text:span text:style-name="T12">ности каждого из атрибутов отношения. Так как заказ может иметь множество дополнительных требований, то отношение «Заказ» не находится в 1НФ. Для приведения к 1НФ требуется разбить это отношение на два:</text:span></text:p>
      <text:list xml:id="list173211111" text:style-name="L2">
        <text:list-item>
          <text:p text:style-name="P13"><text:span text:style-name="T17">Заказ (</text:span><text:span text:style-name="T27">Номер</text:span><text:span text:style-name="T33">, Клиент, Исполнитель, Описание, Цена, Состояние, Время_начала, Время_последнего_изменения_состояния</text:span><text:span text:style-name="T35">, </text:span><text:span text:style-name="T36">Время_завершения</text:span><text:span text:style-name="T17">);</text:span></text:p>
        </text:list-item>
        <text:list-item>
          <text:p text:style-name="P15"><text:span text:style-name="T21">Доп_требования</text:span><text:span text:style-name="T16">(</text:span><text:span text:style-name="T28">Заказ, Время</text:span><text:span text:style-name="T34">, </text:span><text:span text:style-name="T38">Тип, Описание</text:span><text:span text:style-name="T34">, Состояние, </text:span><text:span text:style-name="T37">Изменение_цены</text:span><text:span text:style-name="T16">).</text:span></text:p>
        </text:list-item>
      </text:list>
      <text:p text:style-name="P1"><text:span text:style-name="T16"><text:tab/></text:span><text:span text:style-name="T18">Теперь отношения находятся в 1НФ.</text:span></text:p>
      <text:p text:style-name="P10"><text:span text:style-name="T15">2НФ.</text:span><text:span text:style-name="T16"> Вторая нормальная форма требует нахождения отношений в 1НФ и полной зависимости каждого неключевого атрибута от каждого ключа. В каждом отношении каждый атрибут зависит от каждого ключа, значит отношения находятся в 2НФ.</text:span></text:p>
      <text:p text:style-name="P10"><text:span text:style-name="T15">3НФ.</text:span><text:span text:style-name="T16"> </text:span><text:span text:style-name="T19">Третья нормальная форма </text:span><text:span text:style-name="T20">требует нахождения отношения в 2НФ и нетранзитивной зависимости каждого неключевого атрибута от первичного ключа. В каждом отношении отсутствуют транзитивные зависимости, значит они находятся в 3НФ.</text:span></text:p>
      <text:p text:style-name="P9"/>
      <text:p text:style-name="P11"><text:span text:style-name="T20">И</text:span><text:span text:style-name="T16">того:</text:span></text:p>
      <text:list xml:id="list396295299" text:style-name="L3">
        <text:list-item>
          <text:p text:style-name="P16"><text:span text:style-name="T16">Заказ (</text:span><text:span text:style-name="T26">Номер</text:span><text:span text:style-name="T16">, Клиент, Исполнитель, Описание, Цена, Состояние, Время_начала, Время_последнего_изменения_состояния, Время_завершения);</text:span></text:p>
        </text:list-item>
        <text:list-item>
          <text:p text:style-name="P17"><text:span text:style-name="T51">Клиент</text:span><text:span text:style-name="T23"> (</text:span><text:span text:style-name="T29">И</text:span><text:span text:style-name="T30">д</text:span><text:span text:style-name="T23">, имя, фамилия, </text:span><text:span text:style-name="T24">номер_телефона, </text:span><text:span text:style-name="T49">тг_имя_пользователя, ид_чата</text:span><text:span text:style-name="T23">);</text:span></text:p>
        </text:list-item>
        <text:list-item>
          <text:p text:style-name="P16"><text:span text:style-name="T22">Работник</text:span><text:span text:style-name="T16"> (</text:span><text:span text:style-name="T26">Ид</text:span><text:span text:style-name="T16">, роль, имя, фамилия, номер_телефона, тг_имя_пользователя, ид_чата);</text:span></text:p>
        </text:list-item>
        <text:list-item>
          <text:p text:style-name="P18">Доп_требования(<text:span text:style-name="T5">Заказ, Время</text:span>, Тип, Описание, Состояние, Изменение_цены)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8T10:35:38.860000000</meta:creation-date>
    <meta:editing-duration>PT4H21M45S</meta:editing-duration>
    <meta:editing-cycles>44</meta:editing-cycles>
    <meta:generator>LibreOffice/7.3.7.2$Windows_X86_64 LibreOffice_project/e114eadc50a9ff8d8c8a0567d6da8f454beeb84f</meta:generator>
    <dc:date>2022-11-25T04:09:47.869000000</dc:date>
    <meta:document-statistic meta:table-count="0" meta:image-count="0" meta:object-count="0" meta:page-count="1" meta:paragraph-count="21" meta:word-count="275" meta:character-count="2352" meta:non-whitespace-character-count="2100"/>
  </office:meta>
</office:document-meta>
</file>